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C4DB0838.png" manifest:media-type="image/png"/>
  <manifest:file-entry manifest:full-path="Pictures/10000201000002D2000001CE944253F6.png" manifest:media-type="image/png"/>
  <manifest:file-entry manifest:full-path="Pictures/10000201000002D2000001CEEA94CD4C.png" manifest:media-type="image/png"/>
  <manifest:file-entry manifest:full-path="Pictures/10000201000002D2000001CE9C921E54.png" manifest:media-type="image/png"/>
  <manifest:file-entry manifest:full-path="Pictures/10000201000002D2000001CEC2A14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55cm" draw:z-index="0"><draw:image xlink:href="Pictures/10000201000002D2000001CEC2A14F97.png" xlink:type="simple" xlink:show="embed" xlink:actuate="onLoad"/></draw:frame></text:p>
      <text:p text:style-name="Standard"><draw:frame draw:style-name="fr1" draw:name="Image2" text:anchor-type="paragraph" svg:width="17cm" svg:height="11.843cm" draw:z-index="1"><draw:image xlink:href="Pictures/10000201000002D2000001CE9C921E54.png" xlink:type="simple" xlink:show="embed" xlink:actuate="onLoad"/></draw:frame></text:p>
      <text:p text:style-name="Standard"><draw:frame draw:style-name="fr2" draw:name="Image3" text:anchor-type="paragraph" svg:width="17cm" svg:height="10.878cm" draw:z-index="2"><draw:image xlink:href="Pictures/10000201000002D2000001CEEA94CD4C.png" xlink:type="simple" xlink:show="embed" xlink:actuate="onLoad"/></draw:frame></text:p>
      <text:p text:style-name="Standard"><draw:frame draw:style-name="fr1" draw:name="Image4" text:anchor-type="paragraph" svg:width="17cm" svg:height="10.878cm" draw:z-index="3"><draw:image xlink:href="Pictures/10000201000002D2000001CE944253F6.png" xlink:type="simple" xlink:show="embed" xlink:actuate="onLoad"/></draw:frame><text:soft-page-break/></text:p>
      <text:p text:style-name="Standard"><draw:frame draw:style-name="fr1" draw:name="Image5" text:anchor-type="paragraph" svg:width="17cm" svg:height="10.878cm" draw:z-index="4"><draw:image xlink:href="Pictures/10000201000002D2000001CEC4DB08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09:10.495564392</meta:creation-date>
    <dc:date>2017-07-02T22:14:23.922316153</dc:date>
    <meta:editing-duration>P0D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4.2.8.2$Linux_X86_64 LibreOffice_project/420m0$Build-2</meta:generator>
  </office:meta>
</office:document-meta>
</file>